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style-name="ce3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karmory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9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%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ce6"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ce6"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4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4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4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6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ins</text:p>
          </table:table-cell>
          <table:table-cell table:style-name="Default"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4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6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eedl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Butterfree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3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6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Noctowl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ce4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6"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3" office:value-type="string" calcext:value-type="string">
            <text:p>Cherubi</text:p>
          </table:table-cell>
          <table:table-cell table:number-columns-repeated="2"/>
          <table:table-cell table:style-name="ce13"/>
          <table:table-cell office:value-type="string" calcext:value-type="string">
            <text:p>head-sp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4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ce6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agmar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igzagoo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Chat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top</text:p>
          </table:table-cell>
          <table:table-cell table:style-name="Default" office:value-type="string" calcext:value-type="string">
            <text:p>Ho-oh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Default"/>
          <table:table-cell office:value-type="string" calcext:value-type="string">
            <text:p>sp</text:p>
          </table:table-cell>
          <table:table-cell table:style-name="Default" office:value-type="string" calcext:value-type="string">
            <text:p>Ho-oh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4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6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Horse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Horsea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Seadr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ot</text:p>
          </table:table-cell>
          <table:table-cell table:style-name="Default" office:value-type="string" calcext:value-type="string">
            <text:p>Lugia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style-name="Default" office:value-type="string" calcext:value-type="string">
            <text:p>Lugia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Kyogre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Groud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style-name="Default"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9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4" office:value-type="string" calcext:value-type="string">
            <text:p>Geodud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ri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6" office:value-type="string" calcext:value-type="string">
            <text:p>Chingling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ri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Macho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Tyrogu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table:style-name="Default" office:value-type="string" calcext:value-type="string">
            <text:p>Voltorb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table:style-name="Default" office:value-type="string" calcext:value-type="string">
            <text:p>Koffing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2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Venona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ce4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97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ce4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Dratin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ce4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9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Dratini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5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Dratini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2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Dragonai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Default" office:value-type="string" calcext:value-type="string">
            <text:p>Dratini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4" office:value-type="string" calcext:value-type="string">
            <text:p>Slowpok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6"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Slowpoke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style-name="Default" office:value-type="string" calcext:value-type="string">
            <text:p>dngn-road-1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 office:value-type="string" calcext:value-type="string">
            <text:p>dngn-road-2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style-name="Default" office:value-type="string" calcext:value-type="string">
            <text:p>dngn-road-3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13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13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13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9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Default" office:value-type="string" calcext:value-type="string">
            <text:p>Graveler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ce6"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ce4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Buize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Natu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Aipom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Heracross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liwhirl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92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liwa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8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Makuhit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Chingl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Moltre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92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8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table:style-name="Default"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Phanpy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Teddiurs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Natu</text:p>
          </table:table-cell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Aipom</text:p>
          </table:table-cell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dngn-silv-m</text:p>
          </table:table-cell>
          <table:table-cell table:style-name="Default" office:value-type="string" calcext:value-type="string">
            <text:p>Heracross</text:p>
          </table:table-cell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eedl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Butterfree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6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6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9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9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6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6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Spoin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Num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Budew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Carnivi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4" office:value-type="string" calcext:value-type="string">
            <text:p>Ariado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ian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Default" office:value-type="string" calcext:value-type="string">
            <text:p>Seed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Seed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Shroomis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table:style-name="Default" office:value-type="string" calcext:value-type="string">
            <text:p>Diglet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Default" office:value-type="string" calcext:value-type="string">
            <text:p>Dugtrio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ce6" office:value-type="string" calcext:value-type="string">
            <text:p>Abso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ce4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ce6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ce4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4%</text:p>
          </table:table-cell>
          <table:table-cell office:value-type="string" calcext:value-type="string">
            <text:p>walk-m</text:p>
          </table:table-cell>
          <table:table-cell table:style-name="ce6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4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14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ersia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14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ce4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4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4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14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ersia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14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1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6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6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rimeap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ersian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kuhit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Chingling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2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Makuhit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table:style-name="Default" office:value-type="string" calcext:value-type="string">
            <text:p>Chingling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2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table:style-name="Default" office:value-type="string" calcext:value-type="string">
            <text:p>Mewtwo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Default" office:value-type="string" calcext:value-type="string">
            <text:p>Cubo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ce4" office:value-type="string" calcext:value-type="string">
            <text:p>Zub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ce6" office:value-type="string" calcext:value-type="string">
            <text:p>Chingling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Cub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Marowak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Kangaskha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ce6" office:value-type="string" calcext:value-type="string">
            <text:p>Chingling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 table:number-rows-repeated="139">
          <table:table-cell/>
          <table:table-cell table:style-name="Default"/>
          <table:table-cell table:number-columns-repeated="12"/>
        </table:table-row>
        <table:table-row table:style-name="ro1" table:number-rows-repeated="10462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7T19:06:37.069618618</dc:date>
    <meta:editing-duration>P1DT14H38M45S</meta:editing-duration>
    <meta:editing-cycles>259</meta:editing-cycles>
    <meta:generator>LibreOffice/7.3.7.2$Linux_X86_64 LibreOffice_project/30$Build-2</meta:generator>
    <meta:document-statistic meta:table-count="1" meta:cell-count="15271" meta:object-count="0"/>
  </office:meta>
</office:document-meta>
</file>